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2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ゴシック" svg:font-family="IPAゴシック" style:font-family-generic="swiss" style:font-pitch="variable"/>
    <style:font-face style:name="IPAゴシック1" svg:font-family="IPAゴシック" style:font-adornments="標準" style:font-family-generic="swiss" style:font-pitch="variable"/>
    <style:font-face style:name="Nimbus Sans L1" svg:font-family="'Nimbus Sans L'" style:font-family-generic="swiss" style:font-pitch="variable"/>
    <style:font-face style:name="TLPゴシック2" svg:font-family="TLPゴシック" style:font-family-generic="swiss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0.788cm"/>
    </style:style>
    <style:style style:name="gr4" style:family="graphic" style:parent-style-name="objectwithoutfill">
      <style:graphic-properties draw:stroke="dash" draw:stroke-dash="Fine_20_Dashed"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5.999cm" svg:height="8.999cm" svg:x="1.943cm" svg:y="2.03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2cm" svg:height="1.038cm" svg:x="9cm" svg:y="1.1cm">
          <draw:text-box>
            <text:p>h[i]</text:p>
          </draw:text-box>
        </draw:frame>
        <draw:frame draw:style-name="gr3" draw:text-style-name="P2" draw:layer="layout" svg:width="1cm" svg:height="1.038cm" svg:x="17.7cm" svg:y="8.7cm">
          <draw:text-box>
            <text:p>i</text:p>
          </draw:text-box>
        </draw:frame>
        <draw:line draw:style-name="gr4" draw:text-style-name="P3" draw:layer="layout" svg:x1="5.2cm" svg:y1="2cm" svg:x2="5.2cm" svg:y2="13cm">
          <text:p/>
        </draw:line>
        <draw:line draw:style-name="gr4" draw:text-style-name="P3" draw:layer="layout" svg:x1="14.8cm" svg:y1="2.1cm" svg:x2="14.8cm" svg:y2="13.1cm">
          <text:p/>
        </draw:line>
        <draw:line draw:style-name="gr5" draw:text-style-name="P3" draw:layer="layout" svg:x1="14.9cm" svg:y1="10.5cm" svg:x2="17.9cm" svg:y2="10.5cm">
          <text:p/>
        </draw:line>
        <draw:line draw:style-name="gr5" draw:text-style-name="P3" draw:layer="layout" svg:x1="5.1cm" svg:y1="10.6cm" svg:x2="2.1cm" svg:y2="10.6cm">
          <text:p/>
        </draw:line>
        <draw:frame draw:style-name="gr6" draw:text-style-name="P2" draw:layer="layout" svg:width="4cm" svg:height="2cm" svg:x="15cm" svg:y="11cm">
          <draw:text-box>
            <text:p>i &gt; C の時</text:p>
            <text:p>h[i]=0 とする</text:p>
          </draw:text-box>
        </draw:frame>
        <draw:frame draw:style-name="gr6" draw:text-style-name="P2" draw:layer="layout" svg:width="4cm" svg:height="2cm" svg:x="1cm" svg:y="11cm">
          <draw:text-box>
            <text:p>i &lt; -C の時</text:p>
            <text:p>h[i]=0 とする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2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ゴシック" svg:font-family="IPAゴシック" style:font-family-generic="swiss" style:font-pitch="variable"/>
    <style:font-face style:name="IPAゴシック1" svg:font-family="IPAゴシック" style:font-adornments="標準" style:font-family-generic="swiss" style:font-pitch="variable"/>
    <style:font-face style:name="Nimbus Sans L1" svg:font-family="'Nimbus Sans L'" style:font-family-generic="swiss" style:font-pitch="variable"/>
    <style:font-face style:name="TLPゴシック2" svg:font-family="TLPゴシック" style:font-family-generic="swiss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9-28T13:02:03.493743718</dc:date>
    <meta:editing-cycles>12</meta:editing-cycles>
    <meta:editing-duration>PT37M50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interval-major="1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558cm" svg:y="0.306cm" svg:width="14.935cm" svg:height="8.242cm"/>
          <chart:axis chart:dimension="x" chart:name="primary-x" chart:style-name="ch3" chartooo:axis-type="auto">
            <chart:categories table:cell-range-address="local-table.$A$2:.$A$42"/>
          </chart:axis>
          <chart:axis chart:dimension="y" chart:name="primary-y" chart:style-name="ch4"/>
          <chart:series chart:style-name="ch5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</table:table-cell>
              <table:table-cell office:value-type="float" office:value="-1.94908591625969E-017">
                <text:p>-1.94908591625969E-0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">
                <text:p>-19</text:p>
              </table:table-cell>
              <table:table-cell office:value-type="float" office:value="-0.01675315190441">
                <text:p>-0.016753151904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">
                <text:p>-18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">
                <text:p>-17</text:p>
              </table:table-cell>
              <table:table-cell office:value-type="float" office:value="0.0187241109519877">
                <text:p>0.0187241109519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">
                <text:p>-16</text:p>
              </table:table-cell>
              <table:table-cell office:value-type="float" office:value="-1.94908591625969E-017">
                <text:p>-1.94908591625969E-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">
                <text:p>-15</text:p>
              </table:table-cell>
              <table:table-cell office:value-type="float" office:value="-0.0212206590789194">
                <text:p>-0.0212206590789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">
                <text:p>-14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">
                <text:p>-13</text:p>
              </table:table-cell>
              <table:table-cell office:value-type="float" office:value="0.0244853758602916">
                <text:p>0.02448537586029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">
                <text:p>-12</text:p>
              </table:table-cell>
              <table:table-cell office:value-type="float" office:value="-1.94908591625969E-017">
                <text:p>-1.94908591625969E-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0.0289372623803446">
                <text:p>-0.0289372623803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">
                <text:p>-9</text:p>
              </table:table-cell>
              <table:table-cell office:value-type="float" office:value="0.0353677651315323">
                <text:p>0.03536776513153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-1.94908591625969E-017">
                <text:p>-1.94908591625969E-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-0.0454728408833987">
                <text:p>-0.0454728408833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">
                <text:p>-6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">
                <text:p>-5</text:p>
              </table:table-cell>
              <table:table-cell office:value-type="float" office:value="0.0636619772367581">
                <text:p>0.0636619772367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">
                <text:p>-4</text:p>
              </table:table-cell>
              <table:table-cell office:value-type="float" office:value="-1.94908591625969E-017">
                <text:p>-1.94908591625969E-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">
                <text:p>-3</text:p>
              </table:table-cell>
              <table:table-cell office:value-type="float" office:value="-0.106103295394597">
                <text:p>-0.106103295394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0.318309886183791">
                <text:p>0.318309886183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318309886183791">
                <text:p>0.3183098861837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-0.106103295394597">
                <text:p>-0.1061032953945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-1.94908591625969E-017">
                <text:p>-1.94908591625969E-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.0636619772367581">
                <text:p>0.06366197723675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-0.0454728408833987">
                <text:p>-0.0454728408833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-1.94908591625969E-017">
                <text:p>-1.94908591625969E-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0353677651315323">
                <text:p>0.03536776513153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-0.0289372623803446">
                <text:p>-0.02893726238034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-1.94908591625969E-017">
                <text:p>-1.94908591625969E-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0.0244853758602916">
                <text:p>0.02448537586029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-0.0212206590789194">
                <text:p>-0.02122065907891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-1.94908591625969E-017">
                <text:p>-1.94908591625969E-0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0.0187241109519877">
                <text:p>0.01872411095198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-0.01675315190441">
                <text:p>-0.01675315190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-1.94908591625969E-017">
                <text:p>-1.94908591625969E-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